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/>
    </style:style>
    <style:style style:name="ce3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/>
    </style:style>
    <style:style style:name="ce5" style:family="table-cell" style:parent-style-name="Hyperlink" style:data-style-name="N0">
      <style:text-properties fo:color="#0563C1" style:font-name="Arial" style:font-name-asian="Arial" style:font-name-complex="Arial" style:text-underline-style="solid" style:text-underline-type="single"/>
    </style:style>
    <style:style style:name="ce6" style:family="table-cell" style:parent-style-name="Default" style:data-style-name="N0"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52966666666667cm"/>
    </style:style>
    <style:style style:name="co3" style:family="table-column">
      <style:table-column-properties fo:break-before="auto" style:column-width="6.26533333333333cm"/>
    </style:style>
    <style:style style:name="co4" style:family="table-column">
      <style:table-column-properties fo:break-before="auto" style:column-width="4.59316666666667cm"/>
    </style:style>
    <style:style style:name="co5" style:family="table-column">
      <style:table-column-properties fo:break-before="auto" style:column-width="23.5585cm"/>
    </style:style>
    <style:style style:name="co6" style:family="table-column">
      <style:table-column-properties fo:break-before="auto" style:column-width="19.5368333333333cm"/>
    </style:style>
    <style:style style:name="co7" style:family="table-column">
      <style:table-column-properties fo:break-before="auto" style:column-width="1.48166666666667cm"/>
    </style:style>
    <style:style style:name="co8" style:family="table-column">
      <style:table-column-properties fo:break-before="auto" style:column-width="4.80483333333333cm"/>
    </style:style>
    <style:style style:name="co9" style:family="table-column">
      <style:table-column-properties fo:break-before="auto" style:column-width="4.42383333333333cm"/>
    </style:style>
    <style:style style:name="ro1" style:family="table-row">
      <style:table-row-properties style:row-height="22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style-name="ro1">
          <table:table-cell table:style-name="ce2"/>
          <table:table-cell office:value-type="string" table:style-name="ce6">
            <text:p>Ledgour BoM</text:p>
          </table:table-cell>
          <table:table-cell office:value-type="string" table:style-name="ce2">
            <text:p>Updated: 2018-01-07</text:p>
          </table:table-cell>
          <table:table-cell table:number-columns-repeated="16381" table:style-name="ce2"/>
        </table:table-row>
        <table:table-row table:style-name="ro2">
          <table:table-cell table:number-columns-repeated="7" table:style-name="ce2"/>
          <table:table-cell table:number-columns-repeated="16377" table:style-name="ce1"/>
        </table:table-row>
        <table:table-row table:style-name="ro2">
          <table:table-cell table:style-name="ce2"/>
          <table:table-cell office:value-type="string" table:style-name="ce3">
            <text:p>Name</text:p>
          </table:table-cell>
          <table:table-cell office:value-type="string" table:style-name="ce3">
            <text:p>Package</text:p>
          </table:table-cell>
          <table:table-cell office:value-type="string" table:style-name="ce3">
            <text:p>Designation</text:p>
          </table:table-cell>
          <table:table-cell office:value-type="string" table:style-name="ce3">
            <text:p>Qty</text:p>
          </table:table-cell>
          <table:table-cell office:value-type="string" table:style-name="ce3">
            <text:p>Link</text:p>
          </table:table-cell>
          <table:table-cell office:value-type="string" table:style-name="ce3">
            <text:p>Alternative link</text:p>
          </table:table-cell>
          <table:table-cell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C1,C2,C3,C4,C9,C13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0.1uF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<text:a xlink:href="https://www.arrow.com/en/products/vj0805y104jxxcw1bc/vishay">https://www.arrow.com/en/products/vj0805y104jxxcw1bc/vishay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C5,C6,C22,C23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1uF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<text:a xlink:href="https://www.arrow.com/en/products/vj0805y105jxqtw1bc/vishay">https://www.arrow.com/en/products/vj0805y105jxqtw1bc/vishay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C7,C8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20pF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<text:a xlink:href="https://www.arrow.com/en/products/nmc0805npo200j50trpf/nic-components">https://www.arrow.com/en/products/nmc0805npo200j50trpf/nic-components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C10,C14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4.7uF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<text:a xlink:href="https://www.arrow.com/en/products/vj0805v475zxqtw1bc/vishay">https://www.arrow.com/en/products/vj0805v475zxqtw1bc/vishay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C11,C12,C20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2.2uF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<text:a xlink:href="https://www.arrow.com/en/products/vj0805g225kxqtw1bc/vishay">https://www.arrow.com/en/products/vj0805g225kxqtw1bc/vishay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C15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0.015uF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<text:a xlink:href="https://www.arrow.com/en/products/cl21b153kbannnc/samsung-electro-mechanics">https://www.arrow.com/en/products/cl21b153kbannnc/samsung-electro-mechanics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C16,C17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27pF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<text:a xlink:href="https://www.arrow.com/en/products/cl21c270jbannnc/samsung-electro-mechanics">https://www.arrow.com/en/products/cl21c270jbannnc/samsung-electro-mechanics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C18,C19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180pF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<text:a xlink:href="https://www.arrow.com/en/products/cl21c181jbannnd/samsung-electro-mechanics">https://www.arrow.com/en/products/cl21c181jbannnd/samsung-electro-mechanics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C21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39pF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<text:a xlink:href="https://www.arrow.com/en/products/cl21c390jbannnc/samsung-electro-mechanics">https://www.arrow.com/en/products/cl21c390jbannnc/samsung-electro-mechanics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R1,R2,R14</text:p>
          </table:table-cell>
          <table:table-cell office:value-type="string" table:style-name="ce2">
            <text:p>R_0805</text:p>
          </table:table-cell>
          <table:table-cell office:value-type="string" table:style-name="ce2">
            <text:p>10k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<text:a xlink:href="https://www.arrow.com/en/products/crcw080510k0jnea/vishay">https://www.arrow.com/en/products/crcw080510k0jnea/vishay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R3,R4,R5,R6</text:p>
          </table:table-cell>
          <table:table-cell office:value-type="string" table:style-name="ce2">
            <text:p>R_0805</text:p>
          </table:table-cell>
          <table:table-cell office:value-type="string" table:style-name="ce2">
            <text:p>1.2k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<text:a xlink:href="https://www.arrow.com/en/products/crcw08051k20fkea/vishay">https://www.arrow.com/en/products/crcw08051k20fkea/vishay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R7</text:p>
          </table:table-cell>
          <table:table-cell office:value-type="string" table:style-name="ce2">
            <text:p>R_0805</text:p>
          </table:table-cell>
          <table:table-cell office:value-type="string" table:style-name="ce2">
            <text:p>680k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<text:a xlink:href="https://www.arrow.com/en/products/crcw0805680kfkea/vishay">https://www.arrow.com/en/products/crcw0805680kfkea/vishay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R8</text:p>
          </table:table-cell>
          <table:table-cell office:value-type="string" table:style-name="ce2">
            <text:p>R_0805</text:p>
          </table:table-cell>
          <table:table-cell office:value-type="string" table:style-name="ce2">
            <text:p>1M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<text:a xlink:href="https://www.arrow.com/en/products/crcw08051m00jneahp/vishay">https://www.arrow.com/en/products/crcw08051m00jneahp/vishay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R9,R12,R13,R16,R17</text:p>
          </table:table-cell>
          <table:table-cell office:value-type="string" table:style-name="ce2">
            <text:p>R_0805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<text:a xlink:href="https://www.arrow.com/en/products/rca08050000zsea/vishay">https://www.arrow.com/en/products/rca08050000zsea/vishay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R10,R11</text:p>
          </table:table-cell>
          <table:table-cell office:value-type="string" table:style-name="ce2">
            <text:p>R_0805</text:p>
          </table:table-cell>
          <table:table-cell office:value-type="string" table:style-name="ce2">
            <text:p>100k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<text:a xlink:href="https://www.arrow.com/en/products/crcw0805100kfkeb/vishay">https://www.arrow.com/en/products/crcw0805100kfkeb/vishay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R15</text:p>
          </table:table-cell>
          <table:table-cell office:value-type="string" table:style-name="ce2">
            <text:p>R_0805</text:p>
          </table:table-cell>
          <table:table-cell office:value-type="string" table:style-name="ce2">
            <text:p>1k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<text:a xlink:href="https://www.arrow.com/en/products/crcw08051k00jnta/vishay">https://www.arrow.com/en/products/crcw08051k00jnta/vishay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R18</text:p>
          </table:table-cell>
          <table:table-cell office:value-type="string" table:style-name="ce2">
            <text:p>R_0805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<text:a xlink:href="https://www.arrow.com/en/products/crcw080510r0jnea/vishay">https://www.arrow.com/en/products/crcw080510r0jnea/vishay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BT1</text:p>
          </table:table-cell>
          <table:table-cell office:value-type="string" table:style-name="ce2">
            <text:p>PINHEAD1-2</text:p>
          </table:table-cell>
          <table:table-cell office:value-type="string" table:style-name="ce4">
            <text:p>Battery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<text:a xlink:href="https://www.arrow.com/en/products/0901200778/molex">https://www.arrow.com/en/products/0901200778/molex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L1</text:p>
          </table:table-cell>
          <table:table-cell office:value-type="string" table:style-name="ce2">
            <text:p>PINHEAD1-2</text:p>
          </table:table-cell>
          <table:table-cell office:value-type="string" table:style-name="ce2">
            <text:p>Antenna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<text:a xlink:href="https://www.arrow.com/en/products/0901200778/molex">https://www.arrow.com/en/products/0901200778/molex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L2</text:p>
          </table:table-cell>
          <table:table-cell office:value-type="string" table:style-name="ce2">
            <text:p>L_1206</text:p>
          </table:table-cell>
          <table:table-cell office:value-type="string" table:style-name="ce2">
            <text:p>10uH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<text:a xlink:href="https://www.arrow.com/en/products/nlcv32t-100k-pfr/tdk">https://www.arrow.com/en/products/nlcv32t-100k-pfr/tdk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D1</text:p>
          </table:table-cell>
          <table:table-cell office:value-type="string" table:style-name="ce2">
            <text:p>D_0805</text:p>
          </table:table-cell>
          <table:table-cell office:value-type="string" table:style-name="ce2">
            <text:p>D_Schottky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<text:a xlink:href="https://www.arrow.com/en/products/sd0805s020s0r5/avx">https://www.arrow.com/en/products/sd0805s020s0r5/avx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SW1</text:p>
          </table:table-cell>
          <table:table-cell office:value-type="string" table:style-name="ce2">
            <text:p>wurth436353045816</text:p>
          </table:table-cell>
          <table:table-cell office:value-type="string" table:style-name="ce2">
            <text:p>WURTH 436353045816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<text:a xlink:href="http://uk.farnell.com/wurth-elektronik/436353045816/switch-160gf-side-wte-j-bend-boss/dp/1868021">http://uk.farnell.com/wurth-elektronik/436353045816/switch-160gf-side-wte-j-bend-boss/dp/1868021</text:a></text:p>
          </table:table-cell>
          <table:table-cell office:value-type="string" table:style-name="ce5">
            <text:p><text:a xlink:href="https://www.digikey.com/product-detail/en/wurth-electronics-inc/436353045816/732-7062-1-ND/5225510">https://www.digikey.com/product-detail/en/wurth-electronics-inc/436353045816/732-7062-1-ND/5225510</text:a></text:p>
          </table:table-cell>
          <table:table-cell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SW2</text:p>
          </table:table-cell>
          <table:table-cell office:value-type="string" table:style-name="ce2">
            <text:p>multicompMCFTE-3C-V</text:p>
          </table:table-cell>
          <table:table-cell office:value-type="string" table:style-name="ce2">
            <text:p>SW-PB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<text:a xlink:href="http://uk.farnell.com/multicomp/mcfte-3c-v/switch-micro-detect-smd/dp/1316985">http://uk.farnell.com/multicomp/mcfte-3c-v/switch-micro-detect-smd/dp/1316985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U1</text:p>
          </table:table-cell>
          <table:table-cell office:value-type="string" table:style-name="ce2">
            <text:p>SOT-23-5</text:p>
          </table:table-cell>
          <table:table-cell office:value-type="string" table:style-name="ce2">
            <text:p>LD39020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<text:a xlink:href="https://www.arrow.com/en/products/ld39020adm30r/stmicroelectronics">https://www.arrow.com/en/products/ld39020adm30r/stmicroelectronics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U2</text:p>
          </table:table-cell>
          <table:table-cell office:value-type="string" table:style-name="ce2">
            <text:p>TSSOP-8_4.4x3mm_Pitch0.65mm</text:p>
          </table:table-cell>
          <table:table-cell office:value-type="string" table:style-name="ce2">
            <text:p>STMPS2151TTR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<text:a xlink:href="https://www.arrow.com/en/products/stmps2151ttr/stmicroelectronics">https://www.arrow.com/en/products/stmps2151ttr/stmicroelectronics</text:a></text:p>
          </table:table-cell>
          <table:table-cell office:value-type="string" table:style-name="ce5">
            <text:p><text:a xlink:href="https://www.mouser.de/ProductDetail/STMicroelectronics/STMPS2151TTR/?qs=qolwYojYp3TtdEE8TCWfkg==">https://www.mouser.de/ProductDetail/STMicroelectronics/STMPS2151TTR/?qs=qolwYojYp3TtdEE8TCWfkg==</text:a></text:p>
          </table:table-cell>
          <table:table-cell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U3</text:p>
          </table:table-cell>
          <table:table-cell office:value-type="string" table:style-name="ce2">
            <text:p>WLCSP</text:p>
          </table:table-cell>
          <table:table-cell office:value-type="string" table:style-name="ce2">
            <text:p>ST31G480</text:p>
          </table:table-cell>
          <table:table-cell office:value-type="float" office:value="1" table:style-name="ce4">
            <text:p>1</text:p>
          </table:table-cell>
          <table:table-cell office:value-type="string" table:style-name="ce2">
            <text:p>N/A to due NDA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U4</text:p>
          </table:table-cell>
          <table:table-cell office:value-type="string" table:style-name="ce2">
            <text:p>LQFP-64_10x10mm_Pitch0.5mm</text:p>
          </table:table-cell>
          <table:table-cell office:value-type="string" table:style-name="ce2">
            <text:p>STM32L476RCT6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<text:a xlink:href="https://www.arrow.com/en/products/stm32l476rct6/stmicroelectronics">https://www.arrow.com/en/products/stm32l476rct6/stmicroelectronics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U5</text:p>
          </table:table-cell>
          <table:table-cell office:value-type="string" table:style-name="ce2">
            <text:p>amsAS3921</text:p>
          </table:table-cell>
          <table:table-cell office:value-type="string" table:style-name="ce2">
            <text:p>AMS_AS392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<text:a xlink:href="https://www.arrow.com/en/products/as3921-bwlt/ams-ag">https://www.arrow.com/en/products/as3921-bwlt/ams-ag</text:a></text:p>
          </table:table-cell>
          <table:table-cell office:value-type="string" table:style-name="ce5">
            <text:p><text:a xlink:href="https://www.mouser.de/ProductDetail/ams/AS3921-BWLM/?qs=16w8nSHsg3vn3%252bCT5rH3bA==">https://www.mouser.de/ProductDetail/ams/AS3921-BWLM/?qs=16w8nSHsg3vn3%252bCT5rH3bA==</text:a></text:p>
          </table:table-cell>
          <table:table-cell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U6</text:p>
          </table:table-cell>
          <table:table-cell office:value-type="string" table:style-name="ce2">
            <text:p>DFN-12-1EP_3x3mm_Pitch0.45mm</text:p>
          </table:table-cell>
          <table:table-cell office:value-type="string" table:style-name="ce2">
            <text:p>STNS01PUR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<text:a xlink:href="https://www.arrow.com/en/products/stns01pur/stmicroelectronics">https://www.arrow.com/en/products/stns01pur/stmicroelectronics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U7</text:p>
          </table:table-cell>
          <table:table-cell office:value-type="string" table:style-name="ce2">
            <text:p>STSPBTLE-RF</text:p>
          </table:table-cell>
          <table:table-cell office:value-type="string" table:style-name="ce2">
            <text:p>SPBTLE-RF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<text:a xlink:href="https://www.arrow.com/en/products/spbtle-rf/stmicroelectronics">https://www.arrow.com/en/products/spbtle-rf/stmicroelectronics</text:a></text:p>
          </table:table-cell>
          <table:table-cell office:value-type="string" table:style-name="ce5">
            <text:p><text:a xlink:href="https://www.mouser.de/ProductDetail/STMicroelectronics/SPBTLE-RF0/?qs=Mv7BduZupUjx1Mbf4ryoAA%3d%3d">https://www.mouser.de/ProductDetail/STMicroelectronics/SPBTLE-RF0/?qs=Mv7BduZupUjx1Mbf4ryoAA%3d%3d</text:a></text:p>
          </table:table-cell>
          <table:table-cell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U8</text:p>
          </table:table-cell>
          <table:table-cell office:value-type="string" table:style-name="ce2">
            <text:p>DFN-6-1EP_2x2mm_Pitch0.5mm</text:p>
          </table:table-cell>
          <table:table-cell office:value-type="string" table:style-name="ce2">
            <text:p>STLA02PUR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<text:a xlink:href="https://www.arrow.com/en/products/stla02pur/stmicroelectronics">https://www.arrow.com/en/products/stla02pur/stmicroelectronics</text:a></text:p>
          </table:table-cell>
          <table:table-cell office:value-type="string" table:style-name="ce5">
            <text:p><text:a xlink:href="https://www.mouser.de/ProductDetail/STMicroelectronics/STLA02PUR/?qs=L6eUzyzWLAtrJwKaBBv23Q==">https://www.mouser.de/ProductDetail/STMicroelectronics/STLA02PUR/?qs=L6eUzyzWLAtrJwKaBBv23Q==</text:a></text:p>
          </table:table-cell>
          <table:table-cell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Y1</text:p>
          </table:table-cell>
          <table:table-cell office:value-type="string" table:style-name="ce2">
            <text:p>4pin_5.0x3.2mm</text:p>
          </table:table-cell>
          <table:table-cell office:value-type="string" table:style-name="ce2">
            <text:p>Abracon_ABM3B_8MHz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<text:a xlink:href="https://www.arrow.com/en/products/abm3b-8.000mhz-b2-t/abracon">https://www.arrow.com/en/products/abm3b-8.000mhz-b2-t/abracon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P1,P2</text:p>
          </table:table-cell>
          <table:table-cell office:value-type="string" table:style-name="ce2">
            <text:p>Tag Connect TC2030-IDC</text:p>
          </table:table-cell>
          <table:table-cell office:value-type="string" table:style-name="ce2">
            <text:p>Tag Connect TC2030-IDC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<text:a xlink:href="http://www.tag-connect.com/TC2030-IDC">http://www.tag-connect.com/TC2030-IDC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P3</text:p>
          </table:table-cell>
          <table:table-cell office:value-type="string" table:style-name="ce2">
            <text:p>hiroseFH23-39S</text:p>
          </table:table-cell>
          <table:table-cell office:value-type="string" table:style-name="ce2">
            <text:p>YL035MY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<text:a xlink:href="https://www.mouser.de/ProductDetail/?qs=0N%252bVULUZFj%2fgb7SvV3hxJA==">https://www.mouser.de/ProductDetail/?qs=0N%252bVULUZFj%2fgb7SvV3hxJA==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P4</text:p>
          </table:table-cell>
          <table:table-cell office:value-type="string" table:style-name="ce2">
            <text:p>wurth687-112-149-022</text:p>
          </table:table-cell>
          <table:table-cell office:value-type="string" table:style-name="ce2">
            <text:p>YL035MY2_TS_WURTH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<text:a xlink:href="https://www.mouser.de/ProductDetail/Wurth-Electronics/687112149022/?qs=a9WhcLg8qCybEd8lzi%2fupw==">https://www.mouser.de/ProductDetail/Wurth-Electronics/687112149022/?qs=a9WhcLg8qCybEd8lzi%2fupw==</text:a>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J1</text:p>
          </table:table-cell>
          <table:table-cell office:value-type="string" table:style-name="ce2">
            <text:p>USB_Micro-B</text:p>
          </table:table-cell>
          <table:table-cell office:value-type="string" table:style-name="ce2">
            <text:p>Wuerth-62910515052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<text:a xlink:href="https://www.mouser.de/productdetail/wurth-electronics/629105150521?qs=sGAEpiMZZMulM8LPOQ%252byk2Wnkghg7F8rzYbeZ9K0ijhE7azhp8rv2w==">https://www.mouser.de/productdetail/wurth-electronics/629105150521?qs=sGAEpiMZZMulM8LPOQ%252byk2Wnkghg7F8rzYbeZ9K0ijhE7azhp8rv2w==</text:a></text:p>
          </table:table-cell>
          <table:table-cell table:number-columns-repeated="2" table:style-name="ce2"/>
          <table:table-cell table:number-columns-repeated="16376"/>
        </table:table-row>
        <table:table-row table:number-rows-repeated="9" table:style-name="ro2">
          <table:table-cell table:number-columns-repeated="7" table:style-name="ce2"/>
          <table:table-cell table:number-columns-repeated="16377" table:style-name="ce1"/>
        </table:table-row>
        <table:table-row table:number-rows-repeated="374" table:style-name="ro2">
          <table:table-cell table:number-columns-repeated="7" table:style-name="ce2"/>
          <table:table-cell table:number-columns-repeated="16377"/>
        </table:table-row>
        <table:table-row table:number-rows-repeated="1048154" table:style-name="ro2">
          <table:table-cell table:number-columns-repeated="16384"/>
        </table:table-row>
      </table:table>
      <table:table table:name="Raw_BoM" table:style-name="ta2"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16377" table:default-cell-style-name="ce1"/>
        <table:table-row table:number-rows-repeated="2" table:style-name="ro2">
          <table:table-cell table:number-columns-repeated="8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3">
            <text:p>Nam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Value</text:p>
          </table:table-cell>
          <table:table-cell office:value-type="string" table:style-name="ce3">
            <text:p>Qty</text:p>
          </table:table-cell>
          <table:table-cell office:value-type="string" table:style-name="ce3">
            <text:p>Link</text:p>
          </table:table-cell>
          <table:table-cell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C1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100nF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C2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100nF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C3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100nF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C4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100nF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C5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1uF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C6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1uF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C7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20pF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C8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20pF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C9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100nF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C10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4.7uF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C11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2.2uF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C12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2.2uF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C13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100nF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C14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4.7uF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C15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15nF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C16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27pF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C17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27pF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C18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180pF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C19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180pF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C20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2.2uF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C21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39pF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C22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1uF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C23</text:p>
          </table:table-cell>
          <table:table-cell office:value-type="string" table:style-name="ce2">
            <text:p>C_0805</text:p>
          </table:table-cell>
          <table:table-cell office:value-type="string" table:style-name="ce2">
            <text:p>1uF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R1</text:p>
          </table:table-cell>
          <table:table-cell office:value-type="string" table:style-name="ce2">
            <text:p>R_0805</text:p>
          </table:table-cell>
          <table:table-cell office:value-type="string" table:style-name="ce2">
            <text:p>10k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R2</text:p>
          </table:table-cell>
          <table:table-cell office:value-type="string" table:style-name="ce2">
            <text:p>R_0805</text:p>
          </table:table-cell>
          <table:table-cell office:value-type="string" table:style-name="ce2">
            <text:p>10k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R3</text:p>
          </table:table-cell>
          <table:table-cell office:value-type="string" table:style-name="ce2">
            <text:p>R_0805</text:p>
          </table:table-cell>
          <table:table-cell office:value-type="string" table:style-name="ce2">
            <text:p>1.2k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R4</text:p>
          </table:table-cell>
          <table:table-cell office:value-type="string" table:style-name="ce2">
            <text:p>R_0805</text:p>
          </table:table-cell>
          <table:table-cell office:value-type="string" table:style-name="ce2">
            <text:p>1.2k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R5</text:p>
          </table:table-cell>
          <table:table-cell office:value-type="string" table:style-name="ce2">
            <text:p>R_0805</text:p>
          </table:table-cell>
          <table:table-cell office:value-type="string" table:style-name="ce2">
            <text:p>1.2k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R6</text:p>
          </table:table-cell>
          <table:table-cell office:value-type="string" table:style-name="ce2">
            <text:p>R_0805</text:p>
          </table:table-cell>
          <table:table-cell office:value-type="string" table:style-name="ce2">
            <text:p>1.2k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R7</text:p>
          </table:table-cell>
          <table:table-cell office:value-type="string" table:style-name="ce2">
            <text:p>R_0805</text:p>
          </table:table-cell>
          <table:table-cell office:value-type="string" table:style-name="ce2">
            <text:p>680k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R8</text:p>
          </table:table-cell>
          <table:table-cell office:value-type="string" table:style-name="ce2">
            <text:p>R_0805</text:p>
          </table:table-cell>
          <table:table-cell office:value-type="string" table:style-name="ce2">
            <text:p>1M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R9</text:p>
          </table:table-cell>
          <table:table-cell office:value-type="string" table:style-name="ce2">
            <text:p>R_0805</text:p>
          </table:table-cell>
          <table:table-cell office:value-type="float" office:value="0" table:style-name="ce2">
            <text:p>0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R10</text:p>
          </table:table-cell>
          <table:table-cell office:value-type="string" table:style-name="ce2">
            <text:p>R_0805</text:p>
          </table:table-cell>
          <table:table-cell office:value-type="string" table:style-name="ce2">
            <text:p>100k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R11</text:p>
          </table:table-cell>
          <table:table-cell office:value-type="string" table:style-name="ce2">
            <text:p>R_0805</text:p>
          </table:table-cell>
          <table:table-cell office:value-type="string" table:style-name="ce2">
            <text:p>100k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R12</text:p>
          </table:table-cell>
          <table:table-cell office:value-type="string" table:style-name="ce2">
            <text:p>R_0805</text:p>
          </table:table-cell>
          <table:table-cell office:value-type="float" office:value="0" table:style-name="ce2">
            <text:p>0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R13</text:p>
          </table:table-cell>
          <table:table-cell office:value-type="string" table:style-name="ce2">
            <text:p>R_0805</text:p>
          </table:table-cell>
          <table:table-cell office:value-type="float" office:value="0" table:style-name="ce2">
            <text:p>0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R14</text:p>
          </table:table-cell>
          <table:table-cell office:value-type="string" table:style-name="ce2">
            <text:p>R_0805</text:p>
          </table:table-cell>
          <table:table-cell office:value-type="string" table:style-name="ce2">
            <text:p>10k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R15</text:p>
          </table:table-cell>
          <table:table-cell office:value-type="string" table:style-name="ce2">
            <text:p>R_0805</text:p>
          </table:table-cell>
          <table:table-cell office:value-type="string" table:style-name="ce2">
            <text:p>1k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R16</text:p>
          </table:table-cell>
          <table:table-cell office:value-type="string" table:style-name="ce2">
            <text:p>R_0805</text:p>
          </table:table-cell>
          <table:table-cell office:value-type="float" office:value="0" table:style-name="ce2">
            <text:p>0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R17</text:p>
          </table:table-cell>
          <table:table-cell office:value-type="string" table:style-name="ce2">
            <text:p>R_0805</text:p>
          </table:table-cell>
          <table:table-cell office:value-type="float" office:value="0" table:style-name="ce2">
            <text:p>0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R18</text:p>
          </table:table-cell>
          <table:table-cell office:value-type="string" table:style-name="ce2">
            <text:p>R_0805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L1</text:p>
          </table:table-cell>
          <table:table-cell office:value-type="string" table:style-name="ce2">
            <text:p>Pin head</text:p>
          </table:table-cell>
          <table:table-cell table:number-columns-repeated="4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L2</text:p>
          </table:table-cell>
          <table:table-cell office:value-type="string" table:style-name="ce2">
            <text:p>L_0805</text:p>
          </table:table-cell>
          <table:table-cell office:value-type="string" table:style-name="ce2">
            <text:p>10uH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BT1</text:p>
          </table:table-cell>
          <table:table-cell office:value-type="string" table:style-name="ce2">
            <text:p>Pin head</text:p>
          </table:table-cell>
          <table:table-cell table:number-columns-repeated="4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D1</text:p>
          </table:table-cell>
          <table:table-cell office:value-type="string" table:style-name="ce2">
            <text:p>Schottky diode</text:p>
          </table:table-cell>
          <table:table-cell table:number-columns-repeated="4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SW1</text:p>
          </table:table-cell>
          <table:table-cell office:value-type="string" table:style-name="ce2">
            <text:p>WURTH 436353045816</text:p>
          </table:table-cell>
          <table:table-cell table:number-columns-repeated="4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SW2</text:p>
          </table:table-cell>
          <table:table-cell office:value-type="string" table:style-name="ce2">
            <text:p>Multicomp MCFTE-3C-V</text:p>
          </table:table-cell>
          <table:table-cell table:number-columns-repeated="4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U1</text:p>
          </table:table-cell>
          <table:table-cell office:value-type="string" table:style-name="ce2">
            <text:p>LD39020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U2</text:p>
          </table:table-cell>
          <table:table-cell office:value-type="string" table:style-name="ce2">
            <text:p>STMPS2151TTR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U3</text:p>
          </table:table-cell>
          <table:table-cell office:value-type="string" table:style-name="ce2">
            <text:p>ST31G480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U4</text:p>
          </table:table-cell>
          <table:table-cell office:value-type="string" table:style-name="ce2">
            <text:p>STM32L476RCT6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U5</text:p>
          </table:table-cell>
          <table:table-cell office:value-type="string" table:style-name="ce2">
            <text:p>AMS_AS3921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U6</text:p>
          </table:table-cell>
          <table:table-cell office:value-type="string" table:style-name="ce2">
            <text:p>STNS01PUR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U7</text:p>
          </table:table-cell>
          <table:table-cell office:value-type="string" table:style-name="ce2">
            <text:p>SPBTLE-RF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U8</text:p>
          </table:table-cell>
          <table:table-cell office:value-type="string" table:style-name="ce2">
            <text:p>STLA02PUR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Y1</text:p>
          </table:table-cell>
          <table:table-cell office:value-type="string" table:style-name="ce2">
            <text:p>8 MHz Crystal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P1</text:p>
          </table:table-cell>
          <table:table-cell office:value-type="string" table:style-name="ce2">
            <text:p>Tag Connect</text:p>
          </table:table-cell>
          <table:table-cell table:number-columns-repeated="4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P2</text:p>
          </table:table-cell>
          <table:table-cell office:value-type="string" table:style-name="ce2">
            <text:p>Tag Connect</text:p>
          </table:table-cell>
          <table:table-cell table:number-columns-repeated="4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P3</text:p>
          </table:table-cell>
          <table:table-cell office:value-type="string" table:style-name="ce2">
            <text:p>YL035MY2</text:p>
          </table:table-cell>
          <table:table-cell table:number-columns-repeated="4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P4</text:p>
          </table:table-cell>
          <table:table-cell office:value-type="string" table:style-name="ce2">
            <text:p>YL035MY2_TS_WURTH</text:p>
          </table:table-cell>
          <table:table-cell table:number-columns-repeated="4" table:style-name="ce2"/>
          <table:table-cell table:number-columns-repeated="16376"/>
        </table:table-row>
        <table:table-row table:style-name="ro2">
          <table:table-cell table:number-columns-repeated="2" table:style-name="ce2"/>
          <table:table-cell office:value-type="string" table:style-name="ce2">
            <text:p>J1</text:p>
          </table:table-cell>
          <table:table-cell office:value-type="string" table:style-name="ce2">
            <text:p>USB_OTG</text:p>
          </table:table-cell>
          <table:table-cell table:number-columns-repeated="4" table:style-name="ce2"/>
          <table:table-cell table:number-columns-repeated="16376"/>
        </table:table-row>
        <table:table-row table:number-rows-repeated="383" table:style-name="ro2">
          <table:table-cell table:number-columns-repeated="8" table:style-name="ce2"/>
          <table:table-cell table:number-columns-repeated="16376"/>
        </table:table-row>
        <table:table-row table:number-rows-repeated="104812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4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/>
    <dc:creator/>
    <meta:creation-date>2015-06-05T18:17:20Z</meta:creation-date>
    <dc:date>2018-01-07T08:11:29Z</dc:date>
  </office:meta>
</office:document-meta>
</file>